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9742" officeooo:paragraph-rsid="00083646"/>
    </style:style>
    <style:style style:name="P2" style:family="paragraph" style:parent-style-name="Heading_20_2">
      <style:paragraph-properties fo:margin-top="0.1665in" fo:margin-bottom="0.0835in" loext:contextual-spacing="false" fo:line-height="179%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/>
    </style:style>
    <style:style style:name="P3" style:family="paragraph" style:parent-style-name="Heading_20_5">
      <style:paragraph-properties fo:margin-top="0.1665in" fo:margin-bottom="0.0555in" loext:contextual-spacing="false" fo:line-height="179%" style:writing-mode="lr-tb"/>
      <style:text-properties fo:font-variant="normal" fo:text-transform="none" fo:color="#666666" style:font-name="Arial" fo:font-size="12pt" fo:font-style="normal" style:text-underline-style="solid" style:text-underline-width="auto" style:text-underline-color="font-color" fo:font-weight="bold" fo:background-color="transparent"/>
    </style:style>
    <style:style style:name="P4" style:family="paragraph" style:parent-style-name="Heading_20_5">
      <style:paragraph-properties fo:margin-top="0.1665in" fo:margin-bottom="0.0555in" loext:contextual-spacing="false" fo:line-height="179%" style:writing-mode="lr-tb"/>
    </style:style>
    <style:style style:name="P5" style:family="paragraph" style:parent-style-name="Text_20_body">
      <style:paragraph-properties fo:margin-top="0in" fo:margin-bottom="0.0417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26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.1665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T1" style:family="text">
      <style:text-properties fo:font-weight="normal"/>
    </style:style>
    <style:style style:name="T2" style:family="text">
      <style:text-properties fo:font-variant="normal" fo:text-transform="none" fo:color="#666666" style:font-name="Arial" fo:font-size="12pt" fo:font-style="normal" style:text-underline-style="solid" style:text-underline-width="auto" style:text-underline-color="font-color" fo:font-weight="bold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977d2555-7fff-8594-7ee8-4899c9efd359"/></text:p>
      <text:p text:style-name="P5">Phần I GIỚI THIỆU ĐỀ TÀI</text:p>
      <text:h text:style-name="P2" text:outline-level="2">1. Tên Modul đề tài:</text:h>
      <text:p text:style-name="P6"><text:tab/>Lên lịch học cho lớp học phần.</text:p>
      <text:h text:style-name="P2" text:outline-level="2">2. Mục đích:</text:h>
      <text:p text:style-name="P6"><text:tab/>Áp dụng kiến thức môn Công nghệ phần mềm, tìm hiểu chức năng lên lịch học cho lớp học phần với các khía cạnh khác nhau tiêu biểu nhất là:</text:p>
      <text:p text:style-name="P6"><text:tab/>- Đặc tả yêu cầu.</text:p>
      <text:p text:style-name="P6"><text:tab/>- Phân tích và thiết kế hệ thống.</text:p>
      <text:p text:style-name="P6"><text:tab/>- Thiết kế các lớp trừu tượng hóa và thử nghiệm hệ thống.</text:p>
      <text:h text:style-name="P2" text:outline-level="2">3. Chi tiết:</text:h>
      <text:p text:style-name="P6"><text:tab/>- Số người thực hiện: 01</text:p>
      <text:p text:style-name="P6"><text:tab/>- Thời gian tìm hiểu và hoàn thành : 45 ngày.</text:p>
      <text:h text:style-name="P2" text:outline-level="2">4. Các mục khó khăn trong khi tìm hiểu :</text:h>
      <text:h text:style-name="P4" text:outline-level="5"><text:span text:style-name="T2">*Các mối ràng buộc :</text:span></text:h>
      <text:p text:style-name="P6"><text:tab/>- Không có thời gian kiểm định.</text:p>
      <text:p text:style-name="P6"><text:soft-page-break/><text:tab/>- Nhân lực bị thay đổi.</text:p>
      <text:p text:style-name="P6"><text:tab/>- Không có người kiểm tra, giám sát và đưa ra lời khuyên chính xác.</text:p>
      <text:h text:style-name="P3" text:outline-level="5">* Kỹ thuật phát triển phần mềm:</text:h>
      <text:p text:style-name="P6"><text:tab/>- Dữ liệu hàn lâm, văn phong khó hiểu.</text:p>
      <text:p text:style-name="P6"><text:tab/>- Thiết kế có nhiều lỗi không đúng theo các tiêu chuẩn, nhất là ở khâu phân tích.</text:p>
      <text:p text:style-name="P6"><text:tab/>- Thay đổi quá nhiều.</text:p>
      <text:p text:style-name="Text_20_body"><text:span text:style-name="T1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00:30:10.650481368</meta:creation-date>
    <dc:date>2020-06-13T00:40:18.274785396</dc:date>
    <meta:editing-duration>PT7S</meta:editing-duration>
    <meta:editing-cycles>1</meta:editing-cycles>
    <meta:document-statistic meta:table-count="0" meta:image-count="0" meta:object-count="0" meta:page-count="2" meta:paragraph-count="21" meta:word-count="179" meta:character-count="777" meta:non-whitespace-character-count="604"/>
    <meta:generator>LibreOffice/6.2.8.2$Linux_X86_64 LibreOffice_project/20$Build-2</meta:generator>
  </office:meta>
</office:document-meta>
</file>